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Segoe UI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8" style:family="table-cell" style:parent-style-name="Default">
      <style:text-properties fo:color="#000000" style:font-name="Segoe UI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9"/>
  </office:automatic-styles>
  <office:body>
    <office:spreadsheet>
      <table:table table:name="Chiffrage_Prevu_V1" table:style-name="ta1" table:print="false">
        <table:table-column table:style-name="co1" table:number-columns-repeated="5" table:default-cell-style-name="ce1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office:value-type="string">
            <text:p>Caractéristique </text:p>
          </table:table-cell>
          <table:table-cell table:style-name="Default" office:value-type="string">
            <text:p>développeur junior en France</text:p>
          </table:table-cell>
          <table:table-cell table:style-name="Default"/>
          <table:table-cell table:style-name="Default" office:value-type="string">
            <text:p>Source : </text:p>
          </table:table-cell>
          <table:table-cell table:style-name="Default"/>
          <table:table-cell table:style-name="Default" office:value-type="string">
            <text:p>Caractéristique </text:p>
          </table:table-cell>
          <table:table-cell office:value-type="string">
            <text:p><text:s/>Chef de projet en France</text:p>
          </table:table-cell>
          <table:table-cell table:style-name="ce1"/>
          <table:table-cell office:value-type="string">
            <text:p>Source : </text:p>
          </table:table-cell>
        </table:table-row>
        <table:table-row table:style-name="ro2">
          <table:table-cell office:value-type="string">
            <text:p>Salaire en Brut</text:p>
          </table:table-cell>
          <table:table-cell office:value-type="string">
            <text:p>mois </text:p>
          </table:table-cell>
          <table:table-cell office:value-type="string">
            <text:p>Heure</text:p>
          </table:table-cell>
          <table:table-cell office:value-type="string">
            <text:p><text:a xlink:href="https://fr.talent.com/salary?job=developpeur+java+junior">Salaire developpeur java</text:a></text:p>
          </table:table-cell>
          <table:table-cell/>
          <table:table-cell table:style-name="ce1" office:value-type="string">
            <text:p>Salaire en brut</text:p>
          </table:table-cell>
          <table:table-cell table:style-name="ce1" office:value-type="string">
            <text:p>mois</text:p>
          </table:table-cell>
          <table:table-cell table:style-name="ce1" office:value-type="string">
            <text:p>heure</text:p>
          </table:table-cell>
          <table:table-cell table:style-name="ce1" office:value-type="string">
            <text:p><text:a xlink:href="https://www.hellowork.com/fr-fr/metiers/chef-de-projet.html">Chef de projet informatique</text:a></text:p>
          </table:table-cell>
        </table:table-row>
        <table:table-row table:style-name="ro1">
          <table:table-cell/>
          <table:table-cell table:style-name="ce2" office:value-type="currency" office:currency="EUR" office:value="3000">
            <text:p>3 000,00 €</text:p>
          </table:table-cell>
          <table:table-cell table:style-name="ce2" office:value-type="currency" office:currency="EUR" office:value="19.78">
            <text:p>19,78 €</text:p>
          </table:table-cell>
          <table:table-cell table:number-columns-repeated="2"/>
          <table:table-cell table:style-name="ce1"/>
          <table:table-cell table:style-name="ce2" office:value-type="currency" office:currency="EUR" office:value="3500">
            <text:p>3 500,00 €</text:p>
          </table:table-cell>
          <table:table-cell table:style-name="ce2" office:value-type="currency" office:currency="EUR" office:value="23.04">
            <text:p>23,04 €</text:p>
          </table:table-cell>
          <table:table-cell/>
        </table:table-row>
        <table:table-row table:style-name="ro1">
          <table:table-cell office:value-type="string">
            <text:p>Brut Patronal</text:p>
          </table:table-cell>
          <table:table-cell table:style-name="ce2" table:formula="of:=[.B3]*1.45" office:value-type="currency" office:currency="EUR" office:value="4350">
            <text:p>4 350,00 €</text:p>
          </table:table-cell>
          <table:table-cell table:style-name="ce2" table:formula="of:=[.C3]*1.45" office:value-type="currency" office:currency="EUR" office:value="28.681">
            <text:p>28,68 €</text:p>
          </table:table-cell>
          <table:table-cell table:number-columns-repeated="2"/>
          <table:table-cell table:style-name="ce1" office:value-type="string">
            <text:p>Brut Patronal</text:p>
          </table:table-cell>
          <table:table-cell table:style-name="ce2" table:formula="of:=[.G3]*1.45" office:value-type="currency" office:currency="EUR" office:value="5075">
            <text:p>5 075,00 €</text:p>
          </table:table-cell>
          <table:table-cell table:style-name="ce2" table:formula="of:=[.H3]*1.45" office:value-type="currency" office:currency="EUR" office:value="33.408">
            <text:p>33,41 €</text:p>
          </table:table-cell>
          <table:table-cell/>
        </table:table-row>
        <table:table-row table:style-name="ro1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office:value-type="string">
            <text:p>ID de la tache</text:p>
          </table:table-cell>
          <table:table-cell office:value-type="string">
            <text:p>Temps Jour</text:p>
          </table:table-cell>
          <table:table-cell office:value-type="string">
            <text:p>Temps en Heure</text:p>
          </table:table-cell>
          <table:table-cell office:value-type="string">
            <text:p>Nb participants</text:p>
          </table:table-cell>
          <table:table-cell office:value-type="string">
            <text:p>Chef de projet</text:p>
          </table:table-cell>
          <table:table-cell table:style-name="ce1" office:value-type="string">
            <text:p>prix de la tache en €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8">
            <text:p>0,01</text:p>
          </table:table-cell>
          <table:table-cell table:formula="of:=[.B7]*24" office:value-type="float" office:value="0.192">
            <text:p>0,19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formula="of:=[.C7]*[.D7]*[.C4]+IF([.E7]=&quot;x&quot;; [.H4]; 0)*[.C7]" office:value-type="float" office:value="17.42784">
            <text:p>17,43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71">
            <text:p>0,07</text:p>
          </table:table-cell>
          <table:table-cell table:formula="of:=[.B8]*24" office:value-type="float" office:value="1.704">
            <text:p>1,7</text:p>
          </table:table-cell>
          <table:table-cell office:value-type="float" office:value="1">
            <text:p>1</text:p>
          </table:table-cell>
          <table:table-cell/>
          <table:table-cell table:formula="of:=[.C8]*[.D8]*[.C4]+IF([.E8]=&quot;x&quot;; [.H4]; 0)*[.C8]" office:value-type="float" office:value="48.872424">
            <text:p>48,8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35">
            <text:p>0,04</text:p>
          </table:table-cell>
          <table:table-cell table:formula="of:=[.B9]*24" office:value-type="float" office:value="0.84">
            <text:p>0,84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formula="of:=[.C9]*[.D9]*[.C4]+IF([.E9]=&quot;x&quot;; [.H4]; 0)*[.C9]" office:value-type="float" office:value="52.15476">
            <text:p>52,1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14">
            <text:p>0,21</text:p>
          </table:table-cell>
          <table:table-cell table:formula="of:=[.B10]*24" office:value-type="float" office:value="5.136">
            <text:p>5,14</text:p>
          </table:table-cell>
          <table:table-cell office:value-type="float" office:value="1">
            <text:p>1</text:p>
          </table:table-cell>
          <table:table-cell/>
          <table:table-cell table:formula="of:=[.C10]*[.D10]*[.C4]+IF([.E10]=&quot;x&quot;; [.H4]; 0)*[.C10]" office:value-type="float" office:value="147.305616">
            <text:p>147,3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14">
            <text:p>0,21</text:p>
          </table:table-cell>
          <table:table-cell table:formula="of:=[.B11]*24" office:value-type="float" office:value="5.136">
            <text:p>5,14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formula="of:=[.C11]*[.D11]*[.C4]+IF([.E11]=&quot;x&quot;; [.H4]; 0)*[.C11]" office:value-type="float" office:value="171.583488">
            <text:p>171,58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1">
            <text:p>0,07</text:p>
          </table:table-cell>
          <table:table-cell table:formula="of:=[.B12]*24" office:value-type="float" office:value="1.704">
            <text:p>1,7</text:p>
          </table:table-cell>
          <table:table-cell office:value-type="float" office:value="1">
            <text:p>1</text:p>
          </table:table-cell>
          <table:table-cell/>
          <table:table-cell table:formula="of:=[.C12]*[.D12]*[.C4]+IF([.E12]=&quot;x&quot;; [.H4]; 0)*[.C12]" office:value-type="float" office:value="48.872424">
            <text:p>48,87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24">
            <text:p>0,02</text:p>
          </table:table-cell>
          <table:table-cell table:formula="of:=[.B13]*24" office:value-type="float" office:value="0.576">
            <text:p>0,58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formula="of:=[.C13]*[.D13]*[.C4]+IF([.E13]=&quot;x&quot;; [.H4]; 0)*[.C13]" office:value-type="float" office:value="52.28352">
            <text:p>52,28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86">
            <text:p>0,29</text:p>
          </table:table-cell>
          <table:table-cell table:formula="of:=[.B14]*24" office:value-type="float" office:value="6.864">
            <text:p>6,86</text:p>
          </table:table-cell>
          <table:table-cell office:value-type="float" office:value="1">
            <text:p>1</text:p>
          </table:table-cell>
          <table:table-cell/>
          <table:table-cell table:formula="of:=[.C14]*[.D14]*[.C4]+IF([.E14]=&quot;x&quot;; [.H4]; 0)*[.C14]" office:value-type="float" office:value="196.866384">
            <text:p>196,87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43">
            <text:p>0,14</text:p>
          </table:table-cell>
          <table:table-cell table:formula="of:=[.B15]*24" office:value-type="float" office:value="3.432">
            <text:p>3,43</text:p>
          </table:table-cell>
          <table:table-cell office:value-type="float" office:value="1">
            <text:p>1</text:p>
          </table:table-cell>
          <table:table-cell/>
          <table:table-cell table:formula="of:=[.C15]*[.D15]*[.C4]+IF([.E15]=&quot;x&quot;; [.H4]; 0)*[.C15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43">
            <text:p>0,14</text:p>
          </table:table-cell>
          <table:table-cell table:formula="of:=[.B16]*24" office:value-type="float" office:value="3.432">
            <text:p>3,43</text:p>
          </table:table-cell>
          <table:table-cell office:value-type="float" office:value="1">
            <text:p>1</text:p>
          </table:table-cell>
          <table:table-cell/>
          <table:table-cell table:formula="of:=[.C16]*[.D16]*[.C4]+IF([.E16]=&quot;x&quot;; [.H4]; 0)*[.C16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286">
            <text:p>0,29</text:p>
          </table:table-cell>
          <table:table-cell table:formula="of:=[.B17]*24" office:value-type="float" office:value="6.864">
            <text:p>6,86</text:p>
          </table:table-cell>
          <table:table-cell office:value-type="float" office:value="1">
            <text:p>1</text:p>
          </table:table-cell>
          <table:table-cell/>
          <table:table-cell table:formula="of:=[.C17]*[.D17]*[.C4]+IF([.E17]=&quot;x&quot;; [.H4]; 0)*[.C17]" office:value-type="float" office:value="196.866384">
            <text:p>196,87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43">
            <text:p>0,14</text:p>
          </table:table-cell>
          <table:table-cell table:formula="of:=[.B18]*24" office:value-type="float" office:value="3.432">
            <text:p>3,43</text:p>
          </table:table-cell>
          <table:table-cell office:value-type="float" office:value="1">
            <text:p>1</text:p>
          </table:table-cell>
          <table:table-cell/>
          <table:table-cell table:formula="of:=[.C18]*[.D18]*[.C4]+IF([.E18]=&quot;x&quot;; [.H4]; 0)*[.C18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43">
            <text:p>0,14</text:p>
          </table:table-cell>
          <table:table-cell table:formula="of:=[.B19]*24" office:value-type="float" office:value="3.432">
            <text:p>3,43</text:p>
          </table:table-cell>
          <table:table-cell office:value-type="float" office:value="1">
            <text:p>1</text:p>
          </table:table-cell>
          <table:table-cell/>
          <table:table-cell table:formula="of:=[.C19]*[.D19]*[.C4]+IF([.E19]=&quot;x&quot;; [.H4]; 0)*[.C19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286">
            <text:p>0,29</text:p>
          </table:table-cell>
          <table:table-cell table:formula="of:=[.B20]*24" office:value-type="float" office:value="6.864">
            <text:p>6,86</text:p>
          </table:table-cell>
          <table:table-cell office:value-type="float" office:value="1">
            <text:p>1</text:p>
          </table:table-cell>
          <table:table-cell/>
          <table:table-cell table:formula="of:=[.C20]*[.D20]*[.C4]+IF([.E20]=&quot;x&quot;; [.H4]; 0)*[.C20]" office:value-type="float" office:value="196.866384">
            <text:p>196,87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43">
            <text:p>0,14</text:p>
          </table:table-cell>
          <table:table-cell table:formula="of:=[.B21]*24" office:value-type="float" office:value="3.432">
            <text:p>3,43</text:p>
          </table:table-cell>
          <table:table-cell office:value-type="float" office:value="1">
            <text:p>1</text:p>
          </table:table-cell>
          <table:table-cell/>
          <table:table-cell table:formula="of:=[.C21]*[.D21]*[.C4]+IF([.E21]=&quot;x&quot;; 32.93; 0)*[.C21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43">
            <text:p>0,14</text:p>
          </table:table-cell>
          <table:table-cell table:formula="of:=[.B22]*24" office:value-type="float" office:value="3.432">
            <text:p>3,43</text:p>
          </table:table-cell>
          <table:table-cell office:value-type="float" office:value="1">
            <text:p>1</text:p>
          </table:table-cell>
          <table:table-cell/>
          <table:table-cell table:formula="of:=[.C22]*[.D22]*[.C4]+IF([.E22]=&quot;x&quot;; [.H4]; 0)*[.C22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286">
            <text:p>0,29</text:p>
          </table:table-cell>
          <table:table-cell table:formula="of:=[.B23]*24" office:value-type="float" office:value="6.864">
            <text:p>6,86</text:p>
          </table:table-cell>
          <table:table-cell office:value-type="float" office:value="1">
            <text:p>1</text:p>
          </table:table-cell>
          <table:table-cell/>
          <table:table-cell table:formula="of:=[.C23]*[.D23]*[.C4]+IF([.E23]=&quot;x&quot;; [.H4]; 0)*[.C23]" office:value-type="float" office:value="196.866384">
            <text:p>196,87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43">
            <text:p>0,14</text:p>
          </table:table-cell>
          <table:table-cell table:formula="of:=[.B24]*24" office:value-type="float" office:value="3.432">
            <text:p>3,43</text:p>
          </table:table-cell>
          <table:table-cell office:value-type="float" office:value="2">
            <text:p>2</text:p>
          </table:table-cell>
          <table:table-cell/>
          <table:table-cell table:formula="of:=[.C24]*[.D24]*[.C4]+IF([.E24]=&quot;x&quot;; [.H4]; 0)*[.C24]" office:value-type="float" office:value="196.866384">
            <text:p>196,87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43">
            <text:p>0,14</text:p>
          </table:table-cell>
          <table:table-cell table:formula="of:=[.B25]*24" office:value-type="float" office:value="3.432">
            <text:p>3,43</text:p>
          </table:table-cell>
          <table:table-cell office:value-type="float" office:value="1">
            <text:p>1</text:p>
          </table:table-cell>
          <table:table-cell/>
          <table:table-cell table:formula="of:=[.C25]*[.D25]*[.C4]+IF([.E25]=&quot;x&quot;; [.H4]; 0)*[.C25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429">
            <text:p>0,43</text:p>
          </table:table-cell>
          <table:table-cell table:formula="of:=[.B26]*24" office:value-type="float" office:value="10.296">
            <text:p>10,3</text:p>
          </table:table-cell>
          <table:table-cell office:value-type="float" office:value="1">
            <text:p>1</text:p>
          </table:table-cell>
          <table:table-cell/>
          <table:table-cell table:formula="of:=[.C26]*[.D26]*[.C4]+IF([.E26]=&quot;x&quot;; [.H4]; 0)*[.C26]" office:value-type="float" office:value="295.299576">
            <text:p>295,3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214">
            <text:p>0,21</text:p>
          </table:table-cell>
          <table:table-cell table:formula="of:=[.B27]*24" office:value-type="float" office:value="5.136">
            <text:p>5,14</text:p>
          </table:table-cell>
          <table:table-cell office:value-type="float" office:value="1">
            <text:p>1</text:p>
          </table:table-cell>
          <table:table-cell/>
          <table:table-cell table:formula="of:=[.C27]*[.D27]*[.C4]+IF([.E27]=&quot;x&quot;; [.H4]; 0)*[.C27]" office:value-type="float" office:value="147.305616">
            <text:p>147,31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214">
            <text:p>0,21</text:p>
          </table:table-cell>
          <table:table-cell table:formula="of:=[.B28]*24" office:value-type="float" office:value="5.136">
            <text:p>5,14</text:p>
          </table:table-cell>
          <table:table-cell office:value-type="float" office:value="1">
            <text:p>1</text:p>
          </table:table-cell>
          <table:table-cell/>
          <table:table-cell table:formula="of:=[.C28]*[.D28]*[.C4]+IF([.E28]=&quot;x&quot;; [.H4]; 0)*[.C28]" office:value-type="float" office:value="147.305616">
            <text:p>147,31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357">
            <text:p>0,36</text:p>
          </table:table-cell>
          <table:table-cell table:formula="of:=[.B29]*24" office:value-type="float" office:value="8.568">
            <text:p>8,57</text:p>
          </table:table-cell>
          <table:table-cell office:value-type="float" office:value="1">
            <text:p>1</text:p>
          </table:table-cell>
          <table:table-cell/>
          <table:table-cell table:formula="of:=[.C29]*[.D29]*[.C4]+IF([.E29]=&quot;x&quot;; [.H4]; 0)*[.C29]" office:value-type="float" office:value="245.738808">
            <text:p>245,74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357">
            <text:p>0,36</text:p>
          </table:table-cell>
          <table:table-cell table:formula="of:=[.B30]*24" office:value-type="float" office:value="8.568">
            <text:p>8,57</text:p>
          </table:table-cell>
          <table:table-cell office:value-type="float" office:value="1">
            <text:p>1</text:p>
          </table:table-cell>
          <table:table-cell/>
          <table:table-cell table:formula="of:=[.C30]*[.D30]*[.C4]+IF([.E30]=&quot;x&quot;; [.H4]; 0)*[.C30]" office:value-type="float" office:value="245.738808">
            <text:p>245,74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36">
            <text:p>0,04</text:p>
          </table:table-cell>
          <table:table-cell table:formula="of:=[.B31]*24" office:value-type="float" office:value="0.864">
            <text:p>0,86</text:p>
          </table:table-cell>
          <table:table-cell office:value-type="float" office:value="3">
            <text:p>3</text:p>
          </table:table-cell>
          <table:table-cell/>
          <table:table-cell table:formula="of:=[.C31]*[.D31]*[.C4]+IF([.E31]=&quot;x&quot;; [.H4]; 0)*[.C31]" office:value-type="float" office:value="74.341152">
            <text:p>74,34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71">
            <text:p>0,07</text:p>
          </table:table-cell>
          <table:table-cell table:formula="of:=[.B32]*24" office:value-type="float" office:value="1.704">
            <text:p>1,7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formula="of:=[.C32]*[.D32]*[.C4]+IF([.E32]=&quot;x&quot;; [.H4]; 0)*[.C32]" office:value-type="float" office:value="56.927232">
            <text:p>56,93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43">
            <text:p>0,14</text:p>
          </table:table-cell>
          <table:table-cell table:formula="of:=[.B33]*24" office:value-type="float" office:value="3.432">
            <text:p>3,43</text:p>
          </table:table-cell>
          <table:table-cell office:value-type="float" office:value="1">
            <text:p>1</text:p>
          </table:table-cell>
          <table:table-cell/>
          <table:table-cell table:formula="of:=[.C33]*[.D33]*[.C4]+IF([.E33]=&quot;x&quot;; [.H4]; 0)*[.C33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43">
            <text:p>0,14</text:p>
          </table:table-cell>
          <table:table-cell table:formula="of:=[.B34]*24" office:value-type="float" office:value="3.432">
            <text:p>3,43</text:p>
          </table:table-cell>
          <table:table-cell office:value-type="float" office:value="1">
            <text:p>1</text:p>
          </table:table-cell>
          <table:table-cell/>
          <table:table-cell table:formula="of:=[.C34]*[.D34]*[.C4]+IF([.E34]=&quot;x&quot;; [.H4]; 0)*[.C34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table:number-columns-repeated="3"/>
          <table:table-cell table:style-name="ce3"/>
          <table:table-cell table:style-name="ce4"/>
          <table:table-cell table:style-name="ce1" office:value-type="string">
            <text:p>prix total : </text:p>
          </table:table-cell>
          <table:table-cell table:style-name="ce6" table:formula="of:=SUM([.F7:.F29])" office:value-type="float" office:value="3047.513952">
            <text:p>3047,51</text:p>
          </table:table-cell>
          <table:table-cell table:style-name="ce4" office:value-type="string">
            <text:p>€</text:p>
          </table:table-cell>
          <table:table-cell office:value-type="string">
            <text:p>En brut Patronal</text:p>
          </table:table-cell>
        </table:table-row>
      </table:table>
      <table:table table:name="Chiffrage_Realise_V1" table:style-name="ta1" table:print="false">
        <table:table-column table:style-name="co1" table:number-columns-repeated="5" table:default-cell-style-name="ce1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office:value-type="string">
            <text:p>Caractéristique </text:p>
          </table:table-cell>
          <table:table-cell table:style-name="Default" office:value-type="string">
            <text:p>développeur junior en France</text:p>
          </table:table-cell>
          <table:table-cell table:style-name="Default"/>
          <table:table-cell table:style-name="Default" office:value-type="string">
            <text:p>Source : </text:p>
          </table:table-cell>
          <table:table-cell table:style-name="Default"/>
          <table:table-cell table:style-name="Default" office:value-type="string">
            <text:p>Caractéristique </text:p>
          </table:table-cell>
          <table:table-cell office:value-type="string">
            <text:p><text:s/>Chef de informatique projet en France</text:p>
          </table:table-cell>
          <table:table-cell/>
          <table:table-cell office:value-type="string">
            <text:p>Source : </text:p>
          </table:table-cell>
        </table:table-row>
        <table:table-row table:style-name="ro2">
          <table:table-cell office:value-type="string">
            <text:p>Salaire en Brut</text:p>
          </table:table-cell>
          <table:table-cell office:value-type="string">
            <text:p>mois </text:p>
          </table:table-cell>
          <table:table-cell office:value-type="string">
            <text:p>Heure</text:p>
          </table:table-cell>
          <table:table-cell office:value-type="string">
            <text:p><text:a xlink:href="https://fr.talent.com/salary?job=developpeur+java+junior">Salaire developpeur java</text:a></text:p>
          </table:table-cell>
          <table:table-cell table:style-name="Default"/>
          <table:table-cell table:style-name="ce1" office:value-type="string">
            <text:p>Salaire en brut</text:p>
          </table:table-cell>
          <table:table-cell table:style-name="ce1" office:value-type="string">
            <text:p>mois</text:p>
          </table:table-cell>
          <table:table-cell office:value-type="string">
            <text:p>heure</text:p>
          </table:table-cell>
          <table:table-cell table:style-name="ce1" office:value-type="string">
            <text:p><text:a xlink:href="https://www.hellowork.com/fr-fr/metiers/chef-de-projet.html">Chef de projet informatique</text:a></text:p>
          </table:table-cell>
        </table:table-row>
        <table:table-row table:style-name="ro1">
          <table:table-cell/>
          <table:table-cell table:style-name="ce2" office:value-type="currency" office:currency="EUR" office:value="3000">
            <text:p>3 000,00 €</text:p>
          </table:table-cell>
          <table:table-cell table:style-name="ce2" office:value-type="currency" office:currency="EUR" office:value="19.78">
            <text:p>19,78 €</text:p>
          </table:table-cell>
          <table:table-cell/>
          <table:table-cell table:style-name="Default"/>
          <table:table-cell table:style-name="ce1"/>
          <table:table-cell table:style-name="ce2" office:value-type="currency" office:currency="EUR" office:value="3500">
            <text:p>3 500,00 €</text:p>
          </table:table-cell>
          <table:table-cell table:style-name="ce2" office:value-type="currency" office:currency="EUR" office:value="23.04">
            <text:p>23,04 €</text:p>
          </table:table-cell>
          <table:table-cell/>
        </table:table-row>
        <table:table-row table:style-name="ro1">
          <table:table-cell office:value-type="string">
            <text:p>Brut Patronal</text:p>
          </table:table-cell>
          <table:table-cell table:style-name="ce2" table:formula="of:=[.B3]*1.45" office:value-type="currency" office:currency="EUR" office:value="4350">
            <text:p>4 350,00 €</text:p>
          </table:table-cell>
          <table:table-cell table:style-name="ce2" table:formula="of:=[.C3]*1.45" office:value-type="currency" office:currency="EUR" office:value="28.681">
            <text:p>28,68 €</text:p>
          </table:table-cell>
          <table:table-cell/>
          <table:table-cell table:style-name="Default"/>
          <table:table-cell table:style-name="ce1" office:value-type="string">
            <text:p>Brut Patronal</text:p>
          </table:table-cell>
          <table:table-cell table:style-name="ce2" table:formula="of:=[.G3]*1.45" office:value-type="currency" office:currency="EUR" office:value="5075">
            <text:p>5 075,00 €</text:p>
          </table:table-cell>
          <table:table-cell table:style-name="ce2" table:formula="of:=[.H3]*1.45" office:value-type="currency" office:currency="EUR" office:value="33.408">
            <text:p>33,41 €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/>
          <table:table-cell table:style-name="ce10"/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office:value-type="string">
            <text:p>ID de la tache</text:p>
          </table:table-cell>
          <table:table-cell office:value-type="string">
            <text:p>Temps Jour</text:p>
          </table:table-cell>
          <table:table-cell office:value-type="string">
            <text:p>Temps en Heure</text:p>
          </table:table-cell>
          <table:table-cell office:value-type="string">
            <text:p>Nb développeur</text:p>
          </table:table-cell>
          <table:table-cell office:value-type="string">
            <text:p>Chef de Projet </text:p>
          </table:table-cell>
          <table:table-cell table:style-name="ce1" office:value-type="string">
            <text:p>prix de la tache en €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8">
            <text:p>0,01</text:p>
          </table:table-cell>
          <table:table-cell table:formula="of:=[.B8]*24" office:value-type="float" office:value="0.192">
            <text:p>0,19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formula="of:=[.C8]*[.D8]*[.C4]+ IF([.E8]=&quot;x&quot;; [.H4] ; 0)*[.C8]" office:value-type="float" office:value="17.42784">
            <text:p>17,43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71">
            <text:p>0,07</text:p>
          </table:table-cell>
          <table:table-cell table:formula="of:=[.B9]*24" office:value-type="float" office:value="1.704">
            <text:p>1,7</text:p>
          </table:table-cell>
          <table:table-cell office:value-type="float" office:value="1">
            <text:p>1</text:p>
          </table:table-cell>
          <table:table-cell/>
          <table:table-cell table:formula="of:=[.C9]*[.D9]*[.C4] + IF([.E9]=&quot;x&quot;; [.H4] ; 0)*[.C9]" office:value-type="float" office:value="48.872424">
            <text:p>48,8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35">
            <text:p>0,04</text:p>
          </table:table-cell>
          <table:table-cell table:formula="of:=[.B10]*24" office:value-type="float" office:value="0.84">
            <text:p>0,84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formula="of:=[.C10]*[.D10]*[.C4] + IF([.E10]=&quot;x&quot;; [.H4] ; 0)*[.C10]" office:value-type="float" office:value="52.15476">
            <text:p>52,1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14">
            <text:p>0,21</text:p>
          </table:table-cell>
          <table:table-cell table:formula="of:=[.B11]*24" office:value-type="float" office:value="5.136">
            <text:p>5,14</text:p>
          </table:table-cell>
          <table:table-cell office:value-type="float" office:value="1">
            <text:p>1</text:p>
          </table:table-cell>
          <table:table-cell/>
          <table:table-cell table:formula="of:=[.C11]*[.D11]*[.C4] + IF([.E11]=&quot;x&quot;; [.H4] ; 0)*[.C11]" office:value-type="float" office:value="147.305616">
            <text:p>147,3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14">
            <text:p>0,21</text:p>
          </table:table-cell>
          <table:table-cell table:formula="of:=[.B12]*24" office:value-type="float" office:value="5.136">
            <text:p>5,14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formula="of:=[.C12]*[.D12]*[.C4] + IF([.E12]=&quot;x&quot;; [.H4] ; 0)*[.C12]" office:value-type="float" office:value="171.583488">
            <text:p>171,58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1">
            <text:p>0,07</text:p>
          </table:table-cell>
          <table:table-cell table:formula="of:=[.B13]*24" office:value-type="float" office:value="1.704">
            <text:p>1,7</text:p>
          </table:table-cell>
          <table:table-cell office:value-type="float" office:value="1">
            <text:p>1</text:p>
          </table:table-cell>
          <table:table-cell/>
          <table:table-cell table:formula="of:=[.C13]*[.D13]*[.C4] + IF([.E13]=&quot;x&quot;; [.H4] ; 0)*[.C13]" office:value-type="float" office:value="48.872424">
            <text:p>48,87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38">
            <text:p>0,24</text:p>
          </table:table-cell>
          <table:table-cell table:formula="of:=[.B14]*24" office:value-type="float" office:value="5.712">
            <text:p>5,7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formula="of:=[.C14]*[.D14]*[.C4] + IF([.E14]=&quot;x&quot;; [.H4] ; 0)*[.C14]" office:value-type="float" office:value="518.47824">
            <text:p>518,48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429">
            <text:p>0,43</text:p>
          </table:table-cell>
          <table:table-cell table:formula="of:=[.B15]*24" office:value-type="float" office:value="10.296">
            <text:p>10,3</text:p>
          </table:table-cell>
          <table:table-cell office:value-type="float" office:value="1">
            <text:p>1</text:p>
          </table:table-cell>
          <table:table-cell/>
          <table:table-cell table:formula="of:=[.C15]*[.D15]*[.C4] + IF([.E15]=&quot;x&quot;; [.H4] ; 0)*[.C15]" office:value-type="float" office:value="295.299576">
            <text:p>295,30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71">
            <text:p>0,57</text:p>
          </table:table-cell>
          <table:table-cell table:formula="of:=[.B16]*24" office:value-type="float" office:value="13.704">
            <text:p>13,7</text:p>
          </table:table-cell>
          <table:table-cell office:value-type="float" office:value="1">
            <text:p>1</text:p>
          </table:table-cell>
          <table:table-cell/>
          <table:table-cell table:formula="of:=[.C16]*[.D16]*[.C4] + IF([.E16]=&quot;x&quot;; [.H4] ; 0)*[.C16]" office:value-type="float" office:value="393.044424">
            <text:p>393,04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71">
            <text:p>0,57</text:p>
          </table:table-cell>
          <table:table-cell table:formula="of:=[.B17]*24" office:value-type="float" office:value="13.704">
            <text:p>13,7</text:p>
          </table:table-cell>
          <table:table-cell office:value-type="float" office:value="1">
            <text:p>1</text:p>
          </table:table-cell>
          <table:table-cell/>
          <table:table-cell table:formula="of:=[.C17]*[.D17]*[.C4] + IF([.E17]=&quot;x&quot;; [.H4] ; 0)*[.C17]" office:value-type="float" office:value="393.044424">
            <text:p>393,04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286">
            <text:p>0,29</text:p>
          </table:table-cell>
          <table:table-cell table:formula="of:=[.B18]*24" office:value-type="float" office:value="6.864">
            <text:p>6,86</text:p>
          </table:table-cell>
          <table:table-cell office:value-type="float" office:value="1">
            <text:p>1</text:p>
          </table:table-cell>
          <table:table-cell/>
          <table:table-cell table:formula="of:=[.C18]*[.D18]*[.C4] + IF([.E18]=&quot;x&quot;; [.H4] ; 0)*[.C18]" office:value-type="float" office:value="196.866384">
            <text:p>196,87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43">
            <text:p>0,14</text:p>
          </table:table-cell>
          <table:table-cell table:formula="of:=[.B19]*24" office:value-type="float" office:value="3.432">
            <text:p>3,43</text:p>
          </table:table-cell>
          <table:table-cell office:value-type="float" office:value="1">
            <text:p>1</text:p>
          </table:table-cell>
          <table:table-cell/>
          <table:table-cell table:formula="of:=[.C19]*[.D19]*[.C4] + IF([.E19]=&quot;x&quot;; [.H4] ; 0)*[.C19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43">
            <text:p>0,14</text:p>
          </table:table-cell>
          <table:table-cell table:formula="of:=[.B20]*24" office:value-type="float" office:value="3.432">
            <text:p>3,43</text:p>
          </table:table-cell>
          <table:table-cell office:value-type="float" office:value="1">
            <text:p>1</text:p>
          </table:table-cell>
          <table:table-cell/>
          <table:table-cell table:formula="of:=[.C20]*[.D20]*[.C4] + IF([.E20]=&quot;x&quot;; [.H4] ; 0)*[.C20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286">
            <text:p>0,29</text:p>
          </table:table-cell>
          <table:table-cell table:formula="of:=[.B21]*24" office:value-type="float" office:value="6.864">
            <text:p>6,86</text:p>
          </table:table-cell>
          <table:table-cell office:value-type="float" office:value="1">
            <text:p>1</text:p>
          </table:table-cell>
          <table:table-cell/>
          <table:table-cell table:formula="of:=[.C21]*[.D21]*[.C4] + IF([.E21]=&quot;x&quot;; [.H4] ; 0)*[.C21]" office:value-type="float" office:value="196.866384">
            <text:p>196,87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43">
            <text:p>0,14</text:p>
          </table:table-cell>
          <table:table-cell table:formula="of:=[.B22]*24" office:value-type="float" office:value="3.432">
            <text:p>3,43</text:p>
          </table:table-cell>
          <table:table-cell office:value-type="float" office:value="1">
            <text:p>1</text:p>
          </table:table-cell>
          <table:table-cell/>
          <table:table-cell table:formula="of:=[.C22]*[.D22]*[.C4] + IF([.E22]=&quot;x&quot;; [.H4] ; 0)*[.C22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43">
            <text:p>0,14</text:p>
          </table:table-cell>
          <table:table-cell table:formula="of:=[.B23]*24" office:value-type="float" office:value="3.432">
            <text:p>3,43</text:p>
          </table:table-cell>
          <table:table-cell office:value-type="float" office:value="1">
            <text:p>1</text:p>
          </table:table-cell>
          <table:table-cell/>
          <table:table-cell table:formula="of:=[.C23]*[.D23]*[.C4] + IF([.E23]=&quot;x&quot;; [.H4] ; 0)*[.C23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5">
            <text:p>0,5</text:p>
          </table:table-cell>
          <table:table-cell table:formula="of:=[.B24]*24"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table:formula="of:=[.C24]*[.D24]*[.C4] + IF([.E24]=&quot;x&quot;; [.H4] ; 0)*[.C24]" office:value-type="float" office:value="344.172">
            <text:p>344,17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286">
            <text:p>0,29</text:p>
          </table:table-cell>
          <table:table-cell table:formula="of:=[.B25]*24" office:value-type="float" office:value="6.864">
            <text:p>6,86</text:p>
          </table:table-cell>
          <table:table-cell office:value-type="float" office:value="1">
            <text:p>1</text:p>
          </table:table-cell>
          <table:table-cell/>
          <table:table-cell table:formula="of:=[.C25]*[.D25]*[.C4] + IF([.E25]=&quot;x&quot;; [.H4] ; 0)*[.C25]" office:value-type="float" office:value="196.866384">
            <text:p>196,87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286">
            <text:p>0,29</text:p>
          </table:table-cell>
          <table:table-cell table:formula="of:=[.B26]*24" office:value-type="float" office:value="6.864">
            <text:p>6,86</text:p>
          </table:table-cell>
          <table:table-cell office:value-type="float" office:value="1">
            <text:p>1</text:p>
          </table:table-cell>
          <table:table-cell/>
          <table:table-cell table:formula="of:=[.C26]*[.D26]*[.C4] + IF([.E26]=&quot;x&quot;; [.H4] ; 0)*[.C26]" office:value-type="float" office:value="196.866384">
            <text:p>196,87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43">
            <text:p>0,14</text:p>
          </table:table-cell>
          <table:table-cell table:formula="of:=[.B27]*24" office:value-type="float" office:value="3.432">
            <text:p>3,43</text:p>
          </table:table-cell>
          <table:table-cell office:value-type="float" office:value="1">
            <text:p>1</text:p>
          </table:table-cell>
          <table:table-cell/>
          <table:table-cell table:formula="of:=[.C27]*[.D27]*[.C4] + IF([.E27]=&quot;x&quot;; [.H4] ; 0)*[.C27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143">
            <text:p>0,14</text:p>
          </table:table-cell>
          <table:table-cell table:formula="of:=[.B28]*24" office:value-type="float" office:value="3.432">
            <text:p>3,43</text:p>
          </table:table-cell>
          <table:table-cell office:value-type="float" office:value="1">
            <text:p>1</text:p>
          </table:table-cell>
          <table:table-cell/>
          <table:table-cell table:formula="of:=[.C28]*[.D28]*[.C4] + IF([.E28]=&quot;x&quot;; [.H4] ; 0)*[.C28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286">
            <text:p>0,29</text:p>
          </table:table-cell>
          <table:table-cell table:formula="of:=[.B29]*24" office:value-type="float" office:value="6.864">
            <text:p>6,86</text:p>
          </table:table-cell>
          <table:table-cell office:value-type="float" office:value="1">
            <text:p>1</text:p>
          </table:table-cell>
          <table:table-cell/>
          <table:table-cell table:formula="of:=[.C29]*[.D29]*[.C4] + IF([.E29]=&quot;x&quot;; [.H4] ; 0)*[.C29]" office:value-type="float" office:value="196.866384">
            <text:p>196,87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286">
            <text:p>0,29</text:p>
          </table:table-cell>
          <table:table-cell table:formula="of:=[.B30]*24" office:value-type="float" office:value="6.864">
            <text:p>6,86</text:p>
          </table:table-cell>
          <table:table-cell office:value-type="float" office:value="1">
            <text:p>1</text:p>
          </table:table-cell>
          <table:table-cell/>
          <table:table-cell table:formula="of:=[.C30]*[.D30]*[.C4] + IF([.E30]=&quot;x&quot;; [.H4] ; 0)*[.C30]" office:value-type="float" office:value="196.866384">
            <text:p>196,87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43">
            <text:p>0,14</text:p>
          </table:table-cell>
          <table:table-cell table:formula="of:=[.B31]*24" office:value-type="float" office:value="3.432">
            <text:p>3,43</text:p>
          </table:table-cell>
          <table:table-cell office:value-type="float" office:value="1">
            <text:p>1</text:p>
          </table:table-cell>
          <table:table-cell/>
          <table:table-cell table:formula="of:=[.C31]*[.D31]*[.C4] + IF([.E31]=&quot;x&quot;; [.H4] ; 0)*[.C31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429">
            <text:p>0,43</text:p>
          </table:table-cell>
          <table:table-cell table:formula="of:=[.B32]*24" office:value-type="float" office:value="10.296">
            <text:p>10,3</text:p>
          </table:table-cell>
          <table:table-cell office:value-type="float" office:value="1">
            <text:p>1</text:p>
          </table:table-cell>
          <table:table-cell/>
          <table:table-cell table:formula="of:=[.C32]*[.D32]*[.C4] + IF([.E32]=&quot;x&quot;; [.H4] ; 0)*[.C32]" office:value-type="float" office:value="295.299576">
            <text:p>295,30</text:p>
          </table:table-cell>
          <table:table-cell table:number-columns-repeated="3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0.214">
            <text:p>0,21</text:p>
          </table:table-cell>
          <table:table-cell table:formula="of:=[.B33]*24" office:value-type="float" office:value="5.136">
            <text:p>5,14</text:p>
          </table:table-cell>
          <table:table-cell office:value-type="float" office:value="1">
            <text:p>1</text:p>
          </table:table-cell>
          <table:table-cell table:style-name="ce7"/>
          <table:table-cell table:formula="of:=[.C33]*[.D33]*[.C4] + IF([.E33]=&quot;x&quot;; [.H4] ; 0)*[.C33]" office:value-type="float" office:value="147.305616">
            <text:p>147,31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214">
            <text:p>0,21</text:p>
          </table:table-cell>
          <table:table-cell table:formula="of:=[.B34]*24" office:value-type="float" office:value="5.136">
            <text:p>5,14</text:p>
          </table:table-cell>
          <table:table-cell office:value-type="float" office:value="1">
            <text:p>1</text:p>
          </table:table-cell>
          <table:table-cell/>
          <table:table-cell table:formula="of:=[.C34]*[.D34]*[.C4] + IF([.E34]=&quot;x&quot;; [.H4] ; 0)*[.C34]" office:value-type="float" office:value="147.305616">
            <text:p>147,31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214">
            <text:p>0,21</text:p>
          </table:table-cell>
          <table:table-cell table:formula="of:=[.B35]*24" office:value-type="float" office:value="5.136">
            <text:p>5,14</text:p>
          </table:table-cell>
          <table:table-cell office:value-type="float" office:value="1">
            <text:p>1</text:p>
          </table:table-cell>
          <table:table-cell/>
          <table:table-cell table:formula="of:=[.C35]*[.D35]*[.C4] + IF([.E35]=&quot;x&quot;; [.H4] ; 0)*[.C35]" office:value-type="float" office:value="147.305616">
            <text:p>147,31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19">
            <text:p>0,19</text:p>
          </table:table-cell>
          <table:table-cell table:formula="of:=[.B36]*24" office:value-type="float" office:value="4.56">
            <text:p>4,56</text:p>
          </table:table-cell>
          <table:table-cell office:value-type="float" office:value="1">
            <text:p>1</text:p>
          </table:table-cell>
          <table:table-cell/>
          <table:table-cell table:formula="of:=[.C36]*[.D36]*[.C4] + IF([.E36]=&quot;x&quot;; [.H4] ; 0)*[.C36]" office:value-type="float" office:value="130.78536">
            <text:p>130,79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36">
            <text:p>0,04</text:p>
          </table:table-cell>
          <table:table-cell table:formula="of:=[.B37]*24" office:value-type="float" office:value="0.864">
            <text:p>0,86</text:p>
          </table:table-cell>
          <table:table-cell office:value-type="float" office:value="1">
            <text:p>1</text:p>
          </table:table-cell>
          <table:table-cell/>
          <table:table-cell table:formula="of:=[.C37]*[.D37]*[.C4] + IF([.E37]=&quot;x&quot;; [.H4] ; 0)*[.C37]" office:value-type="float" office:value="24.780384">
            <text:p>24,78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71">
            <text:p>0,07</text:p>
          </table:table-cell>
          <table:table-cell table:formula="of:=[.B38]*24" office:value-type="float" office:value="1.704">
            <text:p>1,7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formula="of:=[.C38]*[.D38]*[.C4] + IF([.E38]=&quot;x&quot;; [.H4] ; 0)*[.C38]" office:value-type="float" office:value="56.927232">
            <text:p>56,93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429">
            <text:p>0,43</text:p>
          </table:table-cell>
          <table:table-cell table:formula="of:=[.B39]*24" office:value-type="float" office:value="10.296">
            <text:p>10,3</text:p>
          </table:table-cell>
          <table:table-cell office:value-type="float" office:value="1">
            <text:p>1</text:p>
          </table:table-cell>
          <table:table-cell/>
          <table:table-cell table:formula="of:=[.C39]*[.D39]*[.C4] + IF([.E39]=&quot;x&quot;; [.H4] ; 0)*[.C39]" office:value-type="float" office:value="295.299576">
            <text:p>295,30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143">
            <text:p>0,14</text:p>
          </table:table-cell>
          <table:table-cell table:formula="of:=[.B40]*24" office:value-type="float" office:value="3.432">
            <text:p>3,43</text:p>
          </table:table-cell>
          <table:table-cell office:value-type="float" office:value="1">
            <text:p>1</text:p>
          </table:table-cell>
          <table:table-cell/>
          <table:table-cell table:formula="of:=[.C40]*[.D40]*[.C4] + IF([.E40]=&quot;x&quot;; [.H4] ; 0)*[.C40]" office:value-type="float" office:value="98.433192">
            <text:p>98,43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3"/>
        </table:table-row>
        <table:table-row table:style-name="ro3">
          <table:table-cell/>
          <table:table-cell table:style-name="Default" table:number-columns-repeated="3"/>
          <table:table-cell table:style-name="ce8" office:value-type="string">
            <text:p>prix total : </text:p>
          </table:table-cell>
          <table:table-cell table:style-name="ce9" table:formula="of:=SUM([.F8:.F40])" office:value-type="float" office:value="5643.928032">
            <text:p>5643,93</text:p>
          </table:table-cell>
          <table:table-cell office:value-type="string">
            <text:p>€</text:p>
          </table:table-cell>
          <table:table-cell office:value-type="string">
            <text:p>en Brut patronal</text:p>
          </table:table-cell>
          <table:table-cell/>
        </table:table-row>
      </table:table>
      <table:table table:name="Chiffrage_Prevu_V2" table:style-name="ta1" table:print="false">
        <table:table-column table:style-name="co1" table:number-columns-repeated="5" table:default-cell-style-name="ce1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office:value-type="string">
            <text:p>Caractéristique </text:p>
          </table:table-cell>
          <table:table-cell table:style-name="Default" office:value-type="string">
            <text:p>développeur junior en France</text:p>
          </table:table-cell>
          <table:table-cell table:style-name="Default"/>
          <table:table-cell table:style-name="Default" office:value-type="string">
            <text:p>Source : </text:p>
          </table:table-cell>
          <table:table-cell table:style-name="Default"/>
          <table:table-cell table:style-name="Default" office:value-type="string">
            <text:p>Caractéristique </text:p>
          </table:table-cell>
          <table:table-cell office:value-type="string">
            <text:p><text:s/>Chef de projet Informatique en France</text:p>
          </table:table-cell>
          <table:table-cell/>
          <table:table-cell office:value-type="string">
            <text:p>Source : </text:p>
          </table:table-cell>
        </table:table-row>
        <table:table-row table:style-name="ro2">
          <table:table-cell office:value-type="string">
            <text:p>Salaire en Brut</text:p>
          </table:table-cell>
          <table:table-cell office:value-type="string">
            <text:p>mois </text:p>
          </table:table-cell>
          <table:table-cell office:value-type="string">
            <text:p>Heure</text:p>
          </table:table-cell>
          <table:table-cell office:value-type="string">
            <text:p><text:a xlink:href="https://fr.talent.com/salary?job=developpeur+java+junior">Salaire developpeur java</text:a></text:p>
          </table:table-cell>
          <table:table-cell table:style-name="Default"/>
          <table:table-cell table:style-name="ce1" office:value-type="string">
            <text:p>Salaire en brut</text:p>
          </table:table-cell>
          <table:table-cell table:style-name="ce1" office:value-type="string">
            <text:p>mois</text:p>
          </table:table-cell>
          <table:table-cell table:style-name="ce1" office:value-type="string">
            <text:p>heure</text:p>
          </table:table-cell>
          <table:table-cell table:style-name="ce1" office:value-type="string">
            <text:p><text:a xlink:href="https://www.hellowork.com/fr-fr/metiers/chef-de-projet.html">Chef de projet informatique</text:a></text:p>
          </table:table-cell>
        </table:table-row>
        <table:table-row table:style-name="ro1">
          <table:table-cell/>
          <table:table-cell table:style-name="ce2" office:value-type="currency" office:currency="EUR" office:value="3000">
            <text:p>3 000,00 €</text:p>
          </table:table-cell>
          <table:table-cell table:style-name="ce2" office:value-type="currency" office:currency="EUR" office:value="19.78">
            <text:p>19,78 €</text:p>
          </table:table-cell>
          <table:table-cell/>
          <table:table-cell table:style-name="Default"/>
          <table:table-cell table:style-name="ce1"/>
          <table:table-cell table:style-name="ce2" office:value-type="currency" office:currency="EUR" office:value="3500">
            <text:p>3 500,00 €</text:p>
          </table:table-cell>
          <table:table-cell table:style-name="ce2" office:value-type="currency" office:currency="EUR" office:value="23.04">
            <text:p>23,04 €</text:p>
          </table:table-cell>
          <table:table-cell/>
        </table:table-row>
        <table:table-row table:style-name="ro1">
          <table:table-cell office:value-type="string">
            <text:p>Brut Patronal</text:p>
          </table:table-cell>
          <table:table-cell table:style-name="ce2" table:formula="of:=[.B3]*1.45" office:value-type="currency" office:currency="EUR" office:value="4350">
            <text:p>4 350,00 €</text:p>
          </table:table-cell>
          <table:table-cell table:style-name="ce2" table:formula="of:=[.C3]*1.45" office:value-type="currency" office:currency="EUR" office:value="28.681">
            <text:p>28,68 €</text:p>
          </table:table-cell>
          <table:table-cell table:number-columns-repeated="2"/>
          <table:table-cell table:style-name="ce1" office:value-type="string">
            <text:p>Brut Patronal</text:p>
          </table:table-cell>
          <table:table-cell table:style-name="ce2" table:formula="of:=[.G3]*1.45" office:value-type="currency" office:currency="EUR" office:value="5075">
            <text:p>5 075,00 €</text:p>
          </table:table-cell>
          <table:table-cell table:style-name="ce2" table:formula="of:=[.H3]*1.45" office:value-type="currency" office:currency="EUR" office:value="33.408">
            <text:p>33,41 €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office:value-type="string">
            <text:p>ID de la tache</text:p>
          </table:table-cell>
          <table:table-cell office:value-type="string">
            <text:p>Temps Jour</text:p>
          </table:table-cell>
          <table:table-cell office:value-type="string">
            <text:p>Temps en Heure</text:p>
          </table:table-cell>
          <table:table-cell office:value-type="string">
            <text:p>Nb développeur</text:p>
          </table:table-cell>
          <table:table-cell office:value-type="string">
            <text:p>Chef de Projet </text:p>
          </table:table-cell>
          <table:table-cell table:style-name="ce1" office:value-type="string">
            <text:p>prix de la tache en €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8">
            <text:p>0,02</text:p>
          </table:table-cell>
          <table:table-cell table:formula="of:=[.B8]*24" office:value-type="float" office:value="0.432">
            <text:p>0,43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formula="of:=[.C8]*[.D8]*[.C4]+ IF([.E8]=&quot;x&quot;; [.H4] ; 0)*[.C8]" office:value-type="float" office:value="51.602832">
            <text:p>51,6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14">
            <text:p>0,21</text:p>
          </table:table-cell>
          <table:table-cell table:formula="of:=[.B9]*24" office:value-type="float" office:value="5.136">
            <text:p>5,14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formula="of:=[.C9]*[.D9]*[.C4] + IF([.E9]=&quot;x&quot;; [.H4] ; 0)*[.C9]" office:value-type="float" office:value="171.583488">
            <text:p>171,5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07">
            <text:p>0,11</text:p>
          </table:table-cell>
          <table:table-cell table:formula="of:=[.B10]*24" office:value-type="float" office:value="2.568">
            <text:p>2,57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formula="of:=[.C10]*[.D10]*[.C4] + IF([.E10]=&quot;x&quot;; [.H4] ; 0)*[.C10]" office:value-type="float" office:value="159.444552">
            <text:p>159,44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08">
            <text:p>0,21</text:p>
          </table:table-cell>
          <table:table-cell table:formula="of:=[.B11]*24" office:value-type="float" office:value="4.992">
            <text:p>4,99</text:p>
          </table:table-cell>
          <table:table-cell office:value-type="float" office:value="1">
            <text:p>1</text:p>
          </table:table-cell>
          <table:table-cell/>
          <table:table-cell table:formula="of:=[.C11]*[.D11]*[.C4] + IF([.E11]=&quot;x&quot;; [.H4] ; 0)*[.C11]" office:value-type="float" office:value="143.175552">
            <text:p>143,1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43">
            <text:p>0,14</text:p>
          </table:table-cell>
          <table:table-cell table:formula="of:=[.B12]*24" office:value-type="float" office:value="3.432">
            <text:p>3,43</text:p>
          </table:table-cell>
          <table:table-cell office:value-type="float" office:value="1">
            <text:p>1</text:p>
          </table:table-cell>
          <table:table-cell/>
          <table:table-cell table:formula="of:=[.C12]*[.D12]*[.C4] + IF([.E12]=&quot;x&quot;; [.H4] ; 0)*[.C12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43">
            <text:p>0,14</text:p>
          </table:table-cell>
          <table:table-cell table:formula="of:=[.B13]*24" office:value-type="float" office:value="3.432">
            <text:p>3,43</text:p>
          </table:table-cell>
          <table:table-cell office:value-type="float" office:value="1">
            <text:p>1</text:p>
          </table:table-cell>
          <table:table-cell/>
          <table:table-cell table:formula="of:=[.C13]*[.D13]*[.C4] + IF([.E13]=&quot;x&quot;; [.H4] ; 0)*[.C13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91">
            <text:p>0,29</text:p>
          </table:table-cell>
          <table:table-cell table:formula="of:=[.B14]*24" office:value-type="float" office:value="6.984">
            <text:p>6,98</text:p>
          </table:table-cell>
          <table:table-cell office:value-type="float" office:value="2">
            <text:p>2</text:p>
          </table:table-cell>
          <table:table-cell/>
          <table:table-cell table:formula="of:=[.C14]*[.D14]*[.C4]+ IF([.E14]=&quot;x&quot;; [.H4] ; 0)*[.C14]" office:value-type="float" office:value="400.616208">
            <text:p>400,62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71">
            <text:p>0,07</text:p>
          </table:table-cell>
          <table:table-cell table:formula="of:=[.B15]*24" office:value-type="float" office:value="1.704">
            <text:p>1,7</text:p>
          </table:table-cell>
          <table:table-cell office:value-type="float" office:value="2">
            <text:p>2</text:p>
          </table:table-cell>
          <table:table-cell/>
          <table:table-cell table:formula="of:=[.C15]*[.D15]*[.C4] + IF([.E15]=&quot;x&quot;; [.H4] ; 0)*[.C15]" office:value-type="float" office:value="97.744848">
            <text:p>97,74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71">
            <text:p>0,07</text:p>
          </table:table-cell>
          <table:table-cell table:formula="of:=[.B16]*24" office:value-type="float" office:value="1.704">
            <text:p>1,7</text:p>
          </table:table-cell>
          <table:table-cell office:value-type="float" office:value="2">
            <text:p>2</text:p>
          </table:table-cell>
          <table:table-cell/>
          <table:table-cell table:formula="of:=[.C16]*[.D16]*[.C4] + IF([.E16]=&quot;x&quot;; [.H4] ; 0)*[.C16]" office:value-type="float" office:value="97.744848">
            <text:p>97,74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375">
            <text:p>0,38</text:p>
          </table:table-cell>
          <table:table-cell table:formula="of:=[.B17]*24"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table:formula="of:=[.C17]*[.D17]*[.C4] + IF([.E17]=&quot;x&quot;; [.H4]; 0)*[.C17]" office:value-type="float" office:value="516.258">
            <text:p>516,26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71">
            <text:p>0,07</text:p>
          </table:table-cell>
          <table:table-cell table:formula="of:=[.B18]*24" office:value-type="float" office:value="1.704">
            <text:p>1,7</text:p>
          </table:table-cell>
          <table:table-cell office:value-type="float" office:value="2">
            <text:p>2</text:p>
          </table:table-cell>
          <table:table-cell/>
          <table:table-cell table:formula="of:=[.C18]*[.D18]*[.C4] + IF([.E18]=&quot;x&quot;;[.H4] ; 0)*[.C18]" office:value-type="float" office:value="97.744848">
            <text:p>97,74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43">
            <text:p>0,14</text:p>
          </table:table-cell>
          <table:table-cell table:formula="of:=[.B19]*24" office:value-type="float" office:value="3.432">
            <text:p>3,43</text:p>
          </table:table-cell>
          <table:table-cell office:value-type="float" office:value="2">
            <text:p>2</text:p>
          </table:table-cell>
          <table:table-cell/>
          <table:table-cell table:formula="of:=[.C19]*[.D19]*[.C4] + IF([.E19]=&quot;x&quot;; [.H4] ; 0)*[.C19]" office:value-type="float" office:value="196.866384">
            <text:p>196,87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375">
            <text:p>0,38</text:p>
          </table:table-cell>
          <table:table-cell table:formula="of:=[.B20]*24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table:formula="of:=[.C20]*[.D20]*[.C4] + IF([.E20]=&quot;x&quot;;[.H4] ; 0)*[.C20]" office:value-type="float" office:value="258.129">
            <text:p>258,1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43">
            <text:p>0,14</text:p>
          </table:table-cell>
          <table:table-cell table:formula="of:=[.B21]*24" office:value-type="float" office:value="3.432">
            <text:p>3,43</text:p>
          </table:table-cell>
          <table:table-cell office:value-type="float" office:value="1">
            <text:p>1</text:p>
          </table:table-cell>
          <table:table-cell/>
          <table:table-cell table:formula="of:=[.C21]*[.D21]*[.C4] + IF([.E21]=&quot;x&quot;; [.H4]; 0)*[.C21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43">
            <text:p>0,14</text:p>
          </table:table-cell>
          <table:table-cell table:formula="of:=[.B22]*24" office:value-type="float" office:value="3.432">
            <text:p>3,43</text:p>
          </table:table-cell>
          <table:table-cell office:value-type="float" office:value="1">
            <text:p>1</text:p>
          </table:table-cell>
          <table:table-cell/>
          <table:table-cell table:formula="of:=[.C22]*[.D22]*[.C4] + IF([.E22]=&quot;x&quot;; [.H4] ; 0)*[.C22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375">
            <text:p>0,38</text:p>
          </table:table-cell>
          <table:table-cell table:formula="of:=[.B23]*24"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table:formula="of:=[.C23]*[.D23]*[.C4]+ IF([.E23]=&quot;x&quot;; [.H4] ; 0)*[.C23]" office:value-type="float" office:value="516.258">
            <text:p>516,26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36">
            <text:p>0,04</text:p>
          </table:table-cell>
          <table:table-cell table:formula="of:=[.B24]*24" office:value-type="float" office:value="0.864">
            <text:p>0,86</text:p>
          </table:table-cell>
          <table:table-cell office:value-type="float" office:value="2">
            <text:p>2</text:p>
          </table:table-cell>
          <table:table-cell/>
          <table:table-cell table:formula="of:=[.C24]*[.D24]*[.C4] + IF([.E24]=&quot;x&quot;; [.H4] ; 0)*[.C24]" office:value-type="float" office:value="49.560768">
            <text:p>49,5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36">
            <text:p>0,04</text:p>
          </table:table-cell>
          <table:table-cell table:formula="of:=[.B25]*24" office:value-type="float" office:value="0.864">
            <text:p>0,86</text:p>
          </table:table-cell>
          <table:table-cell office:value-type="float" office:value="2">
            <text:p>2</text:p>
          </table:table-cell>
          <table:table-cell/>
          <table:table-cell table:formula="of:=[.C25]*[.D25]*[.C4] + IF([.E25]=&quot;x&quot;; [.H4] ; 0)*[.C25]" office:value-type="float" office:value="49.560768">
            <text:p>49,56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214">
            <text:p>0,21</text:p>
          </table:table-cell>
          <table:table-cell table:formula="of:=[.B26]*24" office:value-type="float" office:value="5.136">
            <text:p>5,14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formula="of:=[.C26]*[.D26]*[.C4] + IF([.E26]=&quot;x&quot;; [.H4] ; 0)*[.C26]" office:value-type="float" office:value="171.583488">
            <text:p>171,58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9">
            <text:p>0,19</text:p>
          </table:table-cell>
          <table:table-cell table:formula="of:=[.B27]*24" office:value-type="float" office:value="4.56">
            <text:p>4,56</text:p>
          </table:table-cell>
          <table:table-cell office:value-type="float" office:value="1">
            <text:p>1</text:p>
          </table:table-cell>
          <table:table-cell/>
          <table:table-cell table:formula="of:=[.C27]*[.D27]*[.C4] + IF([.E27]=&quot;x&quot;; [.H4] ; 0)*[.C27]" office:value-type="float" office:value="130.78536">
            <text:p>130,79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27">
            <text:p>0,03</text:p>
          </table:table-cell>
          <table:table-cell table:formula="of:=[.B28]*24" office:value-type="float" office:value="0.648">
            <text:p>0,65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formula="of:=[.C28]*[.D28]*[.C4]+ IF([.E28]=&quot;x&quot;; [.H4] ; 0)*[.C28]" office:value-type="float" office:value="77.404248">
            <text:p>77,4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43">
            <text:p>0,14</text:p>
          </table:table-cell>
          <table:table-cell table:formula="of:=[.B29]*24" office:value-type="float" office:value="3.432">
            <text:p>3,43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formula="of:=[.C29]*[.D29]*[.C4]+ IF([.E29]=&quot;x&quot;; [.H4] ; 0)*[.C29]" office:value-type="float" office:value="114.656256">
            <text:p>114,66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429">
            <text:p>0,43</text:p>
          </table:table-cell>
          <table:table-cell table:formula="of:=[.B30]*24" office:value-type="float" office:value="10.296">
            <text:p>10,3</text:p>
          </table:table-cell>
          <table:table-cell office:value-type="float" office:value="1">
            <text:p>1</text:p>
          </table:table-cell>
          <table:table-cell/>
          <table:table-cell table:formula="of:=[.C30]*[.D30]*[.C4] + IF([.E30]=&quot;x&quot;; [.H4] ; 0)*[.C30]" office:value-type="float" office:value="295.299576">
            <text:p>295,30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79">
            <text:p>0,18</text:p>
          </table:table-cell>
          <table:table-cell table:formula="of:=[.B31]*24" office:value-type="float" office:value="4.296">
            <text:p>4,3</text:p>
          </table:table-cell>
          <table:table-cell office:value-type="float" office:value="2">
            <text:p>2</text:p>
          </table:table-cell>
          <table:table-cell/>
          <table:table-cell table:formula="of:=[.C31]*[.D31]*[.C4]+ IF([.E31]=&quot;x&quot;; [.H4] ; 0)*[.C31]" office:value-type="float" office:value="246.427152">
            <text:p>246,4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table:number-columns-repeated="3"/>
        </table:table-row>
        <table:table-row table:style-name="ro3">
          <table:table-cell table:number-columns-repeated="4"/>
          <table:table-cell table:style-name="ce7" office:value-type="string">
            <text:p>prix total : </text:p>
          </table:table-cell>
          <table:table-cell table:style-name="ce6" table:formula="of:=SUM([.F8:.F31])" office:value-type="float" office:value="4236.178944">
            <text:p>4236,18</text:p>
          </table:table-cell>
          <table:table-cell office:value-type="string">
            <text:p>En brut Patronal</text:p>
          </table:table-cell>
          <table:table-cell table:number-columns-repeated="2"/>
        </table:table-row>
      </table:table>
      <table:table table:name="Chiffrage_Realise_V2" table:style-name="ta1" table:print="false">
        <table:table-column table:style-name="co1" table:number-columns-repeated="5" table:default-cell-style-name="ce1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office:value-type="string">
            <text:p>Caractéristique </text:p>
          </table:table-cell>
          <table:table-cell table:style-name="Default" office:value-type="string">
            <text:p>développeur junior en France</text:p>
          </table:table-cell>
          <table:table-cell table:style-name="Default"/>
          <table:table-cell table:style-name="Default" office:value-type="string">
            <text:p>Source : </text:p>
          </table:table-cell>
          <table:table-cell table:style-name="Default"/>
          <table:table-cell table:style-name="Default" office:value-type="string">
            <text:p>Caractéristique </text:p>
          </table:table-cell>
          <table:table-cell office:value-type="string">
            <text:p><text:s/>Chef de projet en France</text:p>
          </table:table-cell>
          <table:table-cell/>
          <table:table-cell office:value-type="string">
            <text:p>Source : </text:p>
          </table:table-cell>
        </table:table-row>
        <table:table-row table:style-name="ro2">
          <table:table-cell office:value-type="string">
            <text:p>Salaire en Brut</text:p>
          </table:table-cell>
          <table:table-cell office:value-type="string">
            <text:p>mois </text:p>
          </table:table-cell>
          <table:table-cell office:value-type="string">
            <text:p>Heure</text:p>
          </table:table-cell>
          <table:table-cell office:value-type="string">
            <text:p><text:a xlink:href="https://fr.talent.com/salary?job=developpeur+java+junior">Salaire developpeur java</text:a></text:p>
          </table:table-cell>
          <table:table-cell table:style-name="Default"/>
          <table:table-cell table:style-name="ce1" office:value-type="string">
            <text:p>Salaire en brut</text:p>
          </table:table-cell>
          <table:table-cell table:style-name="ce1" office:value-type="string">
            <text:p>mois</text:p>
          </table:table-cell>
          <table:table-cell office:value-type="string">
            <text:p>heure</text:p>
          </table:table-cell>
          <table:table-cell table:style-name="ce1" office:value-type="string">
            <text:p><text:a xlink:href="https://www.hellowork.com/fr-fr/metiers/chef-de-projet.html">Chef de projet informatique</text:a></text:p>
          </table:table-cell>
        </table:table-row>
        <table:table-row table:style-name="ro1">
          <table:table-cell/>
          <table:table-cell table:style-name="ce2" office:value-type="currency" office:currency="EUR" office:value="3000">
            <text:p>3 000,00 €</text:p>
          </table:table-cell>
          <table:table-cell table:style-name="ce2" office:value-type="currency" office:currency="EUR" office:value="19.78">
            <text:p>19,78 €</text:p>
          </table:table-cell>
          <table:table-cell/>
          <table:table-cell table:style-name="Default"/>
          <table:table-cell table:style-name="ce1"/>
          <table:table-cell table:style-name="ce2" office:value-type="currency" office:currency="EUR" office:value="3500">
            <text:p>3 500,00 €</text:p>
          </table:table-cell>
          <table:table-cell table:style-name="ce10" office:value-type="currency" office:currency="EUR" office:value="23.04">
            <text:p>23,04 €</text:p>
          </table:table-cell>
          <table:table-cell/>
        </table:table-row>
        <table:table-row table:style-name="ro1">
          <table:table-cell office:value-type="string">
            <text:p>Brut Patronal</text:p>
          </table:table-cell>
          <table:table-cell table:style-name="ce2" table:formula="of:=[.B3]*1.45" office:value-type="currency" office:currency="EUR" office:value="4350">
            <text:p>4 350,00 €</text:p>
          </table:table-cell>
          <table:table-cell table:style-name="ce2" table:formula="of:=[.C3]*1.45" office:value-type="currency" office:currency="EUR" office:value="28.681">
            <text:p>28,68 €</text:p>
          </table:table-cell>
          <table:table-cell/>
          <table:table-cell table:style-name="Default"/>
          <table:table-cell table:style-name="ce1" office:value-type="string">
            <text:p>Brut Patronal</text:p>
          </table:table-cell>
          <table:table-cell table:style-name="ce2" table:formula="of:=[.G3]*1.45" office:value-type="currency" office:currency="EUR" office:value="5075">
            <text:p>5 075,00 €</text:p>
          </table:table-cell>
          <table:table-cell table:style-name="ce2" table:formula="of:=[.H3]*1.45" office:value-type="currency" office:currency="EUR" office:value="33.408">
            <text:p>33,41 €</text:p>
          </table:table-cell>
          <table:table-cell/>
        </table:table-row>
        <table:table-row table:style-name="ro1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office:value-type="string">
            <text:p>ID de la tache</text:p>
          </table:table-cell>
          <table:table-cell office:value-type="string">
            <text:p>Temps Jour</text:p>
          </table:table-cell>
          <table:table-cell office:value-type="string">
            <text:p>Temps en Heure</text:p>
          </table:table-cell>
          <table:table-cell office:value-type="string">
            <text:p>Nb développeur</text:p>
          </table:table-cell>
          <table:table-cell office:value-type="string">
            <text:p>Chef de Projet </text:p>
          </table:table-cell>
          <table:table-cell table:style-name="ce1" office:value-type="string">
            <text:p>prix de la tache en €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8">
            <text:p>0,02</text:p>
          </table:table-cell>
          <table:table-cell table:formula="of:=[.B7]*24" office:value-type="float" office:value="0.432">
            <text:p>0,43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formula="of:=[.C7]*[.D7]*[.C4] + IF([.E7]=&quot;x&quot;; [.H4] ; 0)*[.C7]" office:value-type="float" office:value="51.602832">
            <text:p>51,6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57">
            <text:p>0,86</text:p>
          </table:table-cell>
          <table:table-cell table:formula="of:=[.B8]*24" office:value-type="float" office:value="20.568">
            <text:p>20,57</text:p>
          </table:table-cell>
          <table:table-cell office:value-type="float" office:value="1">
            <text:p>1</text:p>
          </table:table-cell>
          <table:table-cell/>
          <table:table-cell table:formula="of:=[.C8]*[.D8]*[.C4] + IF([.E8]=&quot;x&quot;; [.H4] ; 0)*[.C8]" office:value-type="float" office:value="589.910808">
            <text:p>589,9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143">
            <text:p>1,14</text:p>
          </table:table-cell>
          <table:table-cell table:formula="of:=[.B9]*24" office:value-type="float" office:value="27.432">
            <text:p>27,43</text:p>
          </table:table-cell>
          <table:table-cell office:value-type="float" office:value="1">
            <text:p>1</text:p>
          </table:table-cell>
          <table:table-cell/>
          <table:table-cell table:formula="of:=[.C9]*[.D9]*[.C4]+ IF([.E9]=&quot;x&quot;; [.H4] ; 0)*[.C9]" office:value-type="float" office:value="786.777192">
            <text:p>786,7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57">
            <text:p>0,36</text:p>
          </table:table-cell>
          <table:table-cell table:formula="of:=[.B10]*24" office:value-type="float" office:value="8.568">
            <text:p>8,57</text:p>
          </table:table-cell>
          <table:table-cell office:value-type="float" office:value="1">
            <text:p>1</text:p>
          </table:table-cell>
          <table:table-cell/>
          <table:table-cell table:formula="of:=[.C10]*[.D10]*[.C4] + IF([.E10]=&quot;x&quot;; [.H4] ; 0)*[.C10]" office:value-type="float" office:value="245.738808">
            <text:p>245,7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71">
            <text:p>0,07</text:p>
          </table:table-cell>
          <table:table-cell table:formula="of:=[.B11]*24" office:value-type="float" office:value="1.704">
            <text:p>1,7</text:p>
          </table:table-cell>
          <table:table-cell office:value-type="float" office:value="1">
            <text:p>1</text:p>
          </table:table-cell>
          <table:table-cell/>
          <table:table-cell table:formula="of:=[.C11]*[.D11]*[.C4]+ IF([.E11]=&quot;x&quot;; [.H4] ; 0)*[.C11]" office:value-type="float" office:value="48.872424">
            <text:p>48,87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14">
            <text:p>0,21</text:p>
          </table:table-cell>
          <table:table-cell table:formula="of:=[.B12]*24" office:value-type="float" office:value="5.136">
            <text:p>5,14</text:p>
          </table:table-cell>
          <table:table-cell office:value-type="float" office:value="1">
            <text:p>1</text:p>
          </table:table-cell>
          <table:table-cell/>
          <table:table-cell table:formula="of:=[.C12]*[.D12]*[.C4] + IF([.E12]=&quot;x&quot;; [.H4] ; 0)*[.C12]" office:value-type="float" office:value="147.305616">
            <text:p>147,3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143">
            <text:p>1,14</text:p>
          </table:table-cell>
          <table:table-cell table:formula="of:=[.B13]*24" office:value-type="float" office:value="27.432">
            <text:p>27,43</text:p>
          </table:table-cell>
          <table:table-cell office:value-type="float" office:value="2">
            <text:p>2</text:p>
          </table:table-cell>
          <table:table-cell/>
          <table:table-cell table:formula="of:=[.C13]*[.D13]*[.C4] + IF([.E13]=&quot;x&quot;;[.H4] ; 0)*[.C13]" office:value-type="float" office:value="1573.554384">
            <text:p>1573,5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71">
            <text:p>0,07</text:p>
          </table:table-cell>
          <table:table-cell table:formula="of:=[.B14]*24" office:value-type="float" office:value="1.704">
            <text:p>1,7</text:p>
          </table:table-cell>
          <table:table-cell office:value-type="float" office:value="2">
            <text:p>2</text:p>
          </table:table-cell>
          <table:table-cell/>
          <table:table-cell table:formula="of:=[.C14]*[.D14]*[.C4]+ IF([.E14]=&quot;x&quot;; [.H4] ; 0)*[.C14]" office:value-type="float" office:value="97.744848">
            <text:p>97,74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86">
            <text:p>0,29</text:p>
          </table:table-cell>
          <table:table-cell table:formula="of:=[.B15]*24" office:value-type="float" office:value="6.864">
            <text:p>6,86</text:p>
          </table:table-cell>
          <table:table-cell office:value-type="float" office:value="2">
            <text:p>2</text:p>
          </table:table-cell>
          <table:table-cell/>
          <table:table-cell table:formula="of:=[.C15]*[.D15]*[.C4]+ IF([.E15]=&quot;x&quot;; [.H4]; 0)*[.C15]" office:value-type="float" office:value="393.732768">
            <text:p>393,7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393">
            <text:p>1,39</text:p>
          </table:table-cell>
          <table:table-cell table:formula="of:=[.B16]*24" office:value-type="float" office:value="33.432">
            <text:p>33,43</text:p>
          </table:table-cell>
          <table:table-cell office:value-type="float" office:value="2">
            <text:p>2</text:p>
          </table:table-cell>
          <table:table-cell/>
          <table:table-cell table:formula="of:=[.C16]*[.D16]*[.C4] + IF([.E16]=&quot;x&quot;;[.H4] ; 0)*[.C16]" office:value-type="float" office:value="1917.726384">
            <text:p>1917,73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71">
            <text:p>0,07</text:p>
          </table:table-cell>
          <table:table-cell table:formula="of:=[.B17]*24" office:value-type="float" office:value="1.704">
            <text:p>1,7</text:p>
          </table:table-cell>
          <table:table-cell office:value-type="float" office:value="2">
            <text:p>2</text:p>
          </table:table-cell>
          <table:table-cell/>
          <table:table-cell table:formula="of:=[.C17]*[.D17]*[.C4]+ IF([.E17]=&quot;x&quot;; [.H4] ; 0)*[.C17]" office:value-type="float" office:value="97.744848">
            <text:p>97,74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5">
            <text:p>0,25</text:p>
          </table:table-cell>
          <table:table-cell table:formula="of:=[.B18]*24"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table:formula="of:=[.C18]*[.D18]*[.C4]+ IF([.E18]=&quot;x&quot;;[.H4] ; 0)*[.C18]" office:value-type="float" office:value="344.172">
            <text:p>344,17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429">
            <text:p>1,43</text:p>
          </table:table-cell>
          <table:table-cell table:formula="of:=[.B19]*24" office:value-type="float" office:value="34.296">
            <text:p>34,3</text:p>
          </table:table-cell>
          <table:table-cell office:value-type="float" office:value="1">
            <text:p>1</text:p>
          </table:table-cell>
          <table:table-cell/>
          <table:table-cell table:formula="of:=[.C19]*[.D19]*[.C4] + IF([.E19]=&quot;x&quot;; [.H4] ; 0)*[.C19]" office:value-type="float" office:value="983.643576">
            <text:p>983,64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43">
            <text:p>0,14</text:p>
          </table:table-cell>
          <table:table-cell table:formula="of:=[.B20]*24" office:value-type="float" office:value="3.432">
            <text:p>3,43</text:p>
          </table:table-cell>
          <table:table-cell office:value-type="float" office:value="1">
            <text:p>1</text:p>
          </table:table-cell>
          <table:table-cell/>
          <table:table-cell table:formula="of:=[.C20]*[.D20]*[.C4] + IF([.E20]=&quot;x&quot;; [.H4] ; 0)*[.C20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43">
            <text:p>0,14</text:p>
          </table:table-cell>
          <table:table-cell table:formula="of:=[.B21]*24" office:value-type="float" office:value="3.432">
            <text:p>3,43</text:p>
          </table:table-cell>
          <table:table-cell office:value-type="float" office:value="1">
            <text:p>1</text:p>
          </table:table-cell>
          <table:table-cell/>
          <table:table-cell table:formula="of:=[.C21]*[.D21]*[.C4] + IF([.E21]=&quot;x&quot;; [.H4] ; 0)*[.C21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.429">
            <text:p>1,43</text:p>
          </table:table-cell>
          <table:table-cell table:formula="of:=[.B22]*24" office:value-type="float" office:value="34.296">
            <text:p>34,3</text:p>
          </table:table-cell>
          <table:table-cell office:value-type="float" office:value="2">
            <text:p>2</text:p>
          </table:table-cell>
          <table:table-cell/>
          <table:table-cell table:formula="of:=[.C22]*[.D22]*[.C4]+ IF([.E22]=&quot;x&quot;; [.H4] ; 0)*[.C22]" office:value-type="float" office:value="1967.287152">
            <text:p>1967,29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36">
            <text:p>0,04</text:p>
          </table:table-cell>
          <table:table-cell table:formula="of:=[.B23]*24" office:value-type="float" office:value="0.864">
            <text:p>0,86</text:p>
          </table:table-cell>
          <table:table-cell office:value-type="float" office:value="2">
            <text:p>2</text:p>
          </table:table-cell>
          <table:table-cell/>
          <table:table-cell table:formula="of:=[.C23]*[.D23]*[.C4] + IF([.E23]=&quot;x&quot;; [.H4] ; 0)*[.C23]" office:value-type="float" office:value="49.560768">
            <text:p>49,5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25">
            <text:p>0,25</text:p>
          </table:table-cell>
          <table:table-cell table:formula="of:=[.B24]*24"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table:formula="of:=[.C24]*[.D24]*[.C4] + IF([.E24]=&quot;x&quot;; [.H4] ; 0)*[.C24]" office:value-type="float" office:value="344.172">
            <text:p>344,17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214">
            <text:p>0,21</text:p>
          </table:table-cell>
          <table:table-cell table:formula="of:=[.B25]*24" office:value-type="float" office:value="5.136">
            <text:p>5,14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formula="of:=[.C25]*[.D25]*[.C4] + IF([.E25]=&quot;x&quot;; [.H4] ; 0)*[.C25]" office:value-type="float" office:value="171.583488">
            <text:p>171,58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9">
            <text:p>0,19</text:p>
          </table:table-cell>
          <table:table-cell table:formula="of:=[.B26]*24" office:value-type="float" office:value="4.56">
            <text:p>4,56</text:p>
          </table:table-cell>
          <table:table-cell office:value-type="float" office:value="1">
            <text:p>1</text:p>
          </table:table-cell>
          <table:table-cell/>
          <table:table-cell table:formula="of:=[.C26]*[.D26]*[.C4] + IF([.E26]=&quot;x&quot;; [.H4] ; 0)*[.C26]" office:value-type="float" office:value="130.78536">
            <text:p>130,79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3">
            <text:p>0</text:p>
          </table:table-cell>
          <table:table-cell table:formula="of:=[.B27]*24" office:value-type="float" office:value="0.072">
            <text:p>0,07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formula="of:=[.C27]*[.D27]*[.C4] + IF([.E27]=&quot;x&quot;; [.H4] ; 0)*[.C27]" office:value-type="float" office:value="8.600472">
            <text:p>8,6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43">
            <text:p>0,14</text:p>
          </table:table-cell>
          <table:table-cell table:formula="of:=[.B28]*24" office:value-type="float" office:value="3.432">
            <text:p>3,43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formula="of:=[.C28]*[.D28]*[.C4] + IF([.E28]=&quot;x&quot;; [.H4] ; 0)*[.C28]" office:value-type="float" office:value="114.656256">
            <text:p>114,66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429">
            <text:p>0,43</text:p>
          </table:table-cell>
          <table:table-cell table:formula="of:=[.B29]*24" office:value-type="float" office:value="10.296">
            <text:p>10,3</text:p>
          </table:table-cell>
          <table:table-cell office:value-type="float" office:value="1">
            <text:p>1</text:p>
          </table:table-cell>
          <table:table-cell/>
          <table:table-cell table:formula="of:=[.C29]*[.D29]*[.C4] + IF([.E29]=&quot;x&quot;; [.H4] ; 0)*[.C29]" office:value-type="float" office:value="295.299576">
            <text:p>295,30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79">
            <text:p>0,18</text:p>
          </table:table-cell>
          <table:table-cell table:formula="of:=[.B30]*24" office:value-type="float" office:value="4.296">
            <text:p>4,3</text:p>
          </table:table-cell>
          <table:table-cell office:value-type="float" office:value="2">
            <text:p>2</text:p>
          </table:table-cell>
          <table:table-cell/>
          <table:table-cell table:formula="of:=[.C30]*[.D30]*[.C4]+ IF([.E30]=&quot;x&quot;; [.H4] ; 0)*[.C30]" office:value-type="float" office:value="246.427152">
            <text:p>246,4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table:number-columns-repeated="3"/>
        </table:table-row>
        <table:table-row table:style-name="ro3">
          <table:table-cell table:number-columns-repeated="4"/>
          <table:table-cell table:style-name="ce7" office:value-type="string">
            <text:p>prix total : </text:p>
          </table:table-cell>
          <table:table-cell table:style-name="ce6" table:formula="of:=SUM([.F7:.F30])" office:value-type="float" office:value="10803.765096">
            <text:p>10803,77</text:p>
          </table:table-cell>
          <table:table-cell office:value-type="string">
            <text:p>En brut Patronal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3">03/06/2023</text:date>, <text:time>14:3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58S</meta:editing-duration>
    <meta:editing-cycles>3</meta:editing-cycles>
    <meta:generator>OpenOffice/4.1.13$Win32 OpenOffice.org_project/4113m1$Build-9810</meta:generator>
    <dc:date>2023-06-03T14:33:16.87</dc:date>
    <dc:creator>Robin Fligitter</dc:creator>
    <meta:document-statistic meta:table-count="4" meta:cell-count="788" meta:object-count="0"/>
    <meta:user-defined meta:name="Info 1"/>
    <meta:user-defined meta:name="Info 2"/>
    <meta:user-defined meta:name="Info 3"/>
    <meta:user-defined meta:name="Info 4"/>
  </office:meta>
</office:document-meta>
</file>